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513EAF811D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b2b2b2" draw:opacity="50%" draw:textarea-horizontal-align="left" draw:auto-grow-height="true" draw:auto-grow-width="true" fo:min-height="0cm" fo:min-width="0cm" draw:shadow-opacity="50%"/>
    </style:style>
    <style:style style:name="gr3" style:family="graphic" style:parent-style-name="standard">
      <style:graphic-properties draw:stroke="none" svg:stroke-color="#000000" draw:fill="solid" draw:fill-color="#b2b2b2" draw:opacity="50%" draw:textarea-horizontal-align="left" draw:auto-grow-height="true" draw:auto-grow-width="true" fo:min-height="0cm" fo:min-width="0cm" draw:shadow-offset-x="0.203cm" draw:shadow-offset-y="0.203cm" draw:shadow-opacity="50%"/>
    </style:style>
    <style:style style:name="P1" style:family="paragraph">
      <style:paragraph-properties fo:text-align="center"/>
      <style:text-properties fo:color="#cfe7f5"/>
    </style:style>
    <style:style style:name="P2" style:family="paragraph">
      <style:paragraph-properties fo:text-align="start"/>
      <style:text-properties fo:color="#66ff66" style:font-name="Courier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>
      <style:text-properties fo:color="#66ff66" style:font-name="Courier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>
      <style:text-properties fo:color="#66ff66" style:font-name="Courier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style:font-name="Courier" fo:font-weight="bold" style:font-weight-asian="bold" style:font-weight-complex="bold"/>
    </style:style>
    <style:style style:name="T2" style:family="text">
      <style:text-properties style:font-name="Courier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019cm" svg:height="27.708cm" svg:x="0cm" svg:y="-0.165cm">
          <draw:image xlink:href="Pictures/10000201000003E800000513EAF811D0.png" xlink:type="simple" xlink:show="embed" xlink:actuate="onLoad">
            <text:p/>
          </draw:image>
        </draw:frame>
        <draw:frame draw:style-name="gr2" draw:text-style-name="P2" draw:layer="layout" svg:width="4.947cm" svg:height="0.814cm" svg:x="15.559cm" svg:y="8.234cm">
          <draw:text-box>
            <text:p text:style-name="P2"><text:span text:style-name="T1">Molecular lines</text:span></text:p>
          </draw:text-box>
        </draw:frame>
        <draw:frame draw:style-name="gr3" draw:text-style-name="P3" draw:layer="layout" svg:width="4.058cm" svg:height="0.814cm" svg:x="11.002cm" svg:y="0.303cm">
          <draw:text-box>
            <text:p text:style-name="P3"><text:span text:style-name="T1">Atomic lines</text:span></text:p>
          </draw:text-box>
        </draw:frame>
        <draw:frame draw:style-name="gr2" draw:text-style-name="P3" draw:layer="layout" svg:width="4.354cm" svg:height="1.377cm" svg:x="6.265cm" svg:y="7.045cm">
          <draw:text-box>
            <text:p text:style-name="P3"><text:span text:style-name="T1">Hydrogen line</text:span><text:span text:style-name="T1"><text:line-break/></text:span><text:span text:style-name="T1">profile</text:span></text:p>
          </draw:text-box>
        </draw:frame>
        <draw:frame draw:style-name="gr2" draw:text-style-name="P3" draw:layer="layout" svg:width="3.762cm" svg:height="1.377cm" svg:x="0.473cm" svg:y="12.738cm">
          <draw:text-box>
            <text:p text:style-name="P3"><text:span text:style-name="T1">Atmospheric</text:span><text:span text:style-name="T1"><text:line-break/></text:span><text:span text:style-name="T1">model grid</text:span></text:p>
          </draw:text-box>
        </draw:frame>
        <draw:frame draw:style-name="gr2" draw:text-style-name="P4" draw:layer="layout" svg:width="4.227cm" svg:height="0.89cm" svg:x="10.285cm" svg:y="9.339cm">
          <draw:text-box>
            <text:p text:style-name="P4"><text:span text:style-name="T2">explorer.py</text:span></text:p>
          </draw:text-box>
        </draw:frame>
        <draw:frame draw:style-name="gr2" draw:text-style-name="P3" draw:layer="layout" svg:width="3.762cm" svg:height="0.814cm" svg:x="16.148cm" svg:y="15.31cm">
          <draw:text-box>
            <text:p text:style-name="P3"><text:span text:style-name="T1">1D spectrum</text:span></text:p>
          </draw:text-box>
        </draw:frame>
        <draw:frame draw:style-name="gr2" draw:text-style-name="P3" draw:layer="layout" svg:width="3.169cm" svg:height="0.814cm" svg:x="8.416cm" svg:y="18.265cm">
          <draw:text-box>
            <text:p text:style-name="P3"><text:span text:style-name="T1">Data cube</text:span></text:p>
          </draw:text-box>
        </draw:frame>
        <draw:frame draw:style-name="gr2" draw:text-style-name="P3" draw:layer="layout" svg:width="4.354cm" svg:height="0.814cm" svg:x="0.509cm" svg:y="19.796cm">
          <draw:text-box>
            <text:p text:style-name="P3"><text:span text:style-name="T1">Galfit outp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6.7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</meta:initial-creator>
    <meta:creation-date>2017-03-27T17:56:17.845197493</meta:creation-date>
    <dc:date>2017-03-27T18:35:46.484445192</dc:date>
    <dc:creator>j </dc:creator>
    <meta:editing-duration>PT8M1S</meta:editing-duration>
    <meta:editing-cycles>2</meta:editing-cycles>
    <meta:generator>LibreOffice/4.2.6.3$Linux_X86_64 LibreOffice_project/420m0$Build-3</meta:generator>
    <meta:document-statistic meta:object-count="9"/>
  </office:meta>
</office:document-meta>
</file>